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CC0000009905C9E08E3.jpg"/>
  <manifest:file-entry manifest:media-type="image/jpeg" manifest:full-path="Pictures/1000000000000CC0000009904B3CC6ED.jpg"/>
  <manifest:file-entry manifest:media-type="image/jpeg" manifest:full-path="Pictures/1000000000000CC00000099092DCC7E4.jpg"/>
  <manifest:file-entry manifest:media-type="image/jpeg" manifest:full-path="Pictures/1000000000000CC00000099097CBBAFC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er1" text:anchor-type="paragraph" svg:x="0.037cm" svg:y="5.484cm" svg:width="8.504cm" svg:height="6.378cm" draw:z-index="0"><draw:image xlink:href="Pictures/1000000000000CC0000009904B3CC6ED.jpg" xlink:type="simple" xlink:show="embed" xlink:actuate="onLoad"/></draw:frame><draw:frame draw:style-name="fr1" draw:name="bilder2" text:anchor-type="paragraph" svg:x="8.539cm" svg:y="5.486cm" svg:width="8.416cm" svg:height="6.376cm" draw:z-index="1"><draw:image xlink:href="Pictures/1000000000000CC0000009905C9E08E3.jpg" xlink:type="simple" xlink:show="embed" xlink:actuate="onLoad"/></draw:frame><draw:frame draw:style-name="fr1" draw:name="bilder3" text:anchor-type="paragraph" svg:x="8.493cm" svg:y="11.86cm" svg:width="8.461cm" svg:height="6.412cm" draw:z-index="2"><draw:image xlink:href="Pictures/1000000000000CC00000099097CBBAFC.jpg" xlink:type="simple" xlink:show="embed" xlink:actuate="onLoad"/></draw:frame><draw:frame draw:style-name="fr1" draw:name="bilder4" text:anchor-type="paragraph" svg:x="0.037cm" svg:y="11.867cm" svg:width="8.47cm" svg:height="6.405cm" draw:z-index="3"><draw:image xlink:href="Pictures/1000000000000CC00000099092DCC7E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15:36:16.72</meta:creation-date>
    <dc:date>2013-04-13T22:13:13.72</dc:date>
    <meta:editing-duration>PT6M36S</meta:editing-duration>
    <meta:editing-cycles>2</meta:editing-cycles>
    <meta:generator>OpenOffice.org/3.4.1$Win32 OpenOffice.org_project/341m1$Build-9593</meta:generator>
    <meta:document-statistic meta:table-count="0" meta:image-count="4" meta:object-count="0" meta:page-count="1" meta:paragraph-count="0" meta:word-count="0" meta:character-count="0"/>
  </office:meta>
</office:document-meta>
</file>